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officeooo:rsid="0007ada3" officeooo:paragraph-rsid="0007ada3" style:font-size-asian="10pt" style:font-size-complex="10pt"/>
    </style:style>
    <style:style style:name="P2" style:family="paragraph" style:parent-style-name="Standard">
      <style:text-properties style:font-name="Liberation Serif" fo:font-size="10pt" officeooo:paragraph-rsid="0007ada3" style:font-size-asian="10pt" style:font-size-complex="10pt"/>
    </style:style>
    <style:style style:name="P3" style:family="paragraph" style:parent-style-name="Standard">
      <style:text-properties style:font-name="Liberation Serif" fo:font-size="10pt" officeooo:paragraph-rsid="000dd447" style:font-size-asian="10pt" style:font-size-complex="10pt"/>
    </style:style>
    <style:style style:name="P4" style:family="paragraph" style:parent-style-name="Standard">
      <style:text-properties style:font-name="Liberation Serif" fo:font-size="10pt" officeooo:paragraph-rsid="000eb05c" style:font-size-asian="10pt" style:font-size-complex="10pt"/>
    </style:style>
    <style:style style:name="P5" style:family="paragraph" style:parent-style-name="Standard">
      <style:text-properties style:font-name="Liberation Serif" fo:font-size="10pt" officeooo:paragraph-rsid="0007ada3" style:font-size-asian="10pt" style:font-name-complex="Times New Roman" style:font-size-complex="10pt"/>
    </style:style>
    <style:style style:name="P6" style:family="paragraph" style:parent-style-name="Standard">
      <style:text-properties style:font-name="Liberation Serif" fo:font-size="10pt" officeooo:rsid="0007ada3" officeooo:paragraph-rsid="0007ada3" style:font-size-asian="10pt" style:font-name-complex="Times New Roman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07ada3" officeooo:paragraph-rsid="0007ada3" style:font-size-asian="10pt" style:font-weight-asian="normal" style:font-name-complex="Times New Roman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07ada3" officeooo:paragraph-rsid="000eb05c" style:font-size-asian="10pt" style:font-weight-asian="normal" style:font-name-complex="Times New Roman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weight="normal" officeooo:paragraph-rsid="0007ada3" style:font-size-asian="10pt" style:font-weight-asian="normal" style:font-name-complex="Times New Roman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0ed89f" officeooo:paragraph-rsid="000ed89f" style:font-size-asian="10pt" style:font-weight-asian="normal" style:font-name-complex="Times New Roman" style:font-size-complex="10pt" style:font-weight-complex="normal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variant="normal" fo:text-transform="none" fo:color="#000000" fo:letter-spacing="normal" fo:font-style="normal" fo:font-weight="normal" officeooo:rsid="000dd447" style:font-style-asian="normal" style:font-weight-asian="normal" style:font-name-complex="Times New Roman"/>
    </style:style>
    <style:style style:name="T3" style:family="text">
      <style:text-properties fo:font-variant="normal" fo:text-transform="none" fo:color="#000000" fo:letter-spacing="normal" fo:font-style="normal" style:font-style-asian="normal"/>
    </style:style>
    <style:style style:name="T4" style:family="text">
      <style:text-properties fo:font-variant="normal" fo:text-transform="none" fo:color="#222222" fo:letter-spacing="normal" fo:font-style="normal" fo:font-weight="normal" style:font-style-asian="normal" style:font-weight-asian="normal" style:font-name-complex="Times New Roman"/>
    </style:style>
    <style:style style:name="T5" style:family="text">
      <style:text-properties fo:font-variant="normal" fo:text-transform="none" fo:color="#222222" fo:letter-spacing="normal" fo:font-style="normal" fo:font-weight="normal" officeooo:rsid="0007ada3" style:font-style-asian="normal" style:font-weight-asian="normal" style:font-name-complex="Times New Roman"/>
    </style:style>
    <style:style style:name="T6" style:family="text">
      <style:text-properties fo:font-variant="normal" fo:text-transform="none" fo:color="#222222" fo:letter-spacing="normal" fo:font-style="normal" fo:font-weight="normal" officeooo:rsid="000ed89f" style:font-style-asian="normal" style:font-weight-asian="normal" style:font-name-complex="Times New Roman"/>
    </style:style>
    <style:style style:name="T7" style:family="text">
      <style:text-properties fo:font-variant="normal" fo:text-transform="none" fo:color="#222222" style:font-name="Linux Biolinum G" fo:letter-spacing="normal" fo:font-style="normal" fo:font-weight="normal" officeooo:rsid="000eb05c" style:font-style-asian="normal" style:font-weight-asian="normal" style:font-name-complex="Linux Biolinum G" style:font-style-complex="normal"/>
    </style:style>
    <style:style style:name="T8" style:family="text">
      <style:text-properties fo:font-variant="normal" fo:text-transform="none" fo:color="#222222" style:font-name="Linux Biolinum G" fo:letter-spacing="normal" fo:font-style="italic" fo:font-weight="normal" officeooo:rsid="0011517d" style:font-style-asian="italic" style:font-weight-asian="normal" style:font-name-complex="Linux Biolinum G" style:font-style-complex="italic"/>
    </style:style>
    <style:style style:name="T9" style:family="text">
      <style:text-properties fo:font-style="italic" style:font-style-asian="italic" style:font-name-complex="Times New Roman" style:font-style-complex="italic"/>
    </style:style>
    <style:style style:name="T10" style:family="text">
      <style:text-properties fo:font-style="italic" officeooo:rsid="0007ada3" style:font-style-asian="italic" style:font-name-complex="Times New Roman" style:font-style-complex="italic"/>
    </style:style>
    <style:style style:name="T11" style:family="text">
      <style:text-properties fo:font-style="italic" officeooo:rsid="000eb05c" style:font-style-asian="italic" style:font-name-complex="Times New Roman" style:font-style-complex="italic"/>
    </style:style>
    <style:style style:name="T12" style:family="text">
      <style:text-properties fo:font-style="italic" officeooo:rsid="000dd447" style:font-style-asian="italic" style:font-name-complex="Times New Roman" style:font-style-complex="italic"/>
    </style:style>
    <style:style style:name="T13" style:family="text">
      <style:text-properties fo:font-style="italic" officeooo:rsid="000bcbcc" style:font-style-asian="italic" style:font-name-complex="Times New Roman" style:font-style-complex="italic"/>
    </style:style>
    <style:style style:name="T14" style:family="text">
      <style:text-properties fo:font-style="normal" style:font-style-asian="normal" style:font-name-complex="Times New Roman" style:font-style-complex="normal"/>
    </style:style>
    <style:style style:name="T15" style:family="text">
      <style:text-properties fo:font-style="normal" officeooo:rsid="0007ada3" style:font-style-asian="normal" style:font-name-complex="Times New Roman" style:font-style-complex="normal"/>
    </style:style>
    <style:style style:name="T16" style:family="text">
      <style:text-properties fo:font-style="normal" officeooo:rsid="00096d17" style:font-style-asian="normal" style:font-name-complex="Times New Roman" style:font-style-complex="normal"/>
    </style:style>
    <style:style style:name="T17" style:family="text">
      <style:text-properties fo:font-style="normal" officeooo:rsid="000bcbcc" style:font-style-asian="normal" style:font-name-complex="Times New Roman" style:font-style-complex="normal"/>
    </style:style>
    <style:style style:name="T18" style:family="text">
      <style:text-properties fo:font-style="normal" officeooo:rsid="0007db1c" style:font-style-asian="normal" style:font-name-complex="Times New Roman" style:font-style-complex="normal"/>
    </style:style>
    <style:style style:name="T19" style:family="text">
      <style:text-properties fo:font-style="normal" officeooo:rsid="000c674c" style:font-style-asian="normal" style:font-name-complex="Times New Roman" style:font-style-complex="normal"/>
    </style:style>
    <style:style style:name="T20" style:family="text">
      <style:text-properties fo:font-style="normal" officeooo:rsid="000dd447" style:font-style-asian="normal" style:font-name-complex="Times New Roman" style:font-style-complex="normal"/>
    </style:style>
    <style:style style:name="T21" style:family="text">
      <style:text-properties fo:font-style="normal" officeooo:rsid="000eb05c" style:font-style-asian="normal" style:font-name-complex="Times New Roman" style:font-style-complex="normal"/>
    </style:style>
    <style:style style:name="T22" style:family="text">
      <style:text-properties fo:font-style="normal" officeooo:rsid="000fe431" style:font-style-asian="normal" style:font-name-complex="Times New Roman" style:font-style-complex="normal"/>
    </style:style>
    <style:style style:name="T23" style:family="text">
      <style:text-properties officeooo:rsid="00096d17"/>
    </style:style>
    <style:style style:name="T24" style:family="text">
      <style:text-properties fo:font-weight="normal" officeooo:rsid="00096d17" style:font-weight-asian="normal" style:font-name-complex="Times New Roman" style:font-weight-complex="normal"/>
    </style:style>
    <style:style style:name="T25" style:family="text">
      <style:text-properties style:font-name-complex="Times New Roman"/>
    </style:style>
    <style:style style:name="T26" style:family="text">
      <style:text-properties officeooo:rsid="0007ada3" style:font-name-complex="Times New Roman"/>
    </style:style>
    <style:style style:name="T27" style:family="text">
      <style:text-properties officeooo:rsid="00096d17" style:font-name-complex="Times New Roman"/>
    </style:style>
    <style:style style:name="T28" style:family="text">
      <style:text-properties officeooo:rsid="0007db1c" style:font-name-complex="Times New Roman"/>
    </style:style>
    <style:style style:name="T29" style:family="text">
      <style:text-properties officeooo:rsid="000bcbcc" style:font-name-complex="Times New Roman"/>
    </style:style>
    <style:style style:name="T30" style:family="text">
      <style:text-properties officeooo:rsid="000dd447" style:font-name-complex="Times New Roman"/>
    </style:style>
    <style:style style:name="T31" style:family="text">
      <style:text-properties officeooo:rsid="000eb05c" style:font-name-complex="Times New Roman"/>
    </style:style>
    <style:style style:name="T32" style:family="text">
      <style:text-properties officeooo:rsid="000ed89f" style:font-name-complex="Times New Roman"/>
    </style:style>
    <style:style style:name="T33" style:family="text">
      <style:text-properties officeooo:rsid="000fe431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rah Usick</text:p>
      <text:p text:style-name="P7">22 Av. Fairmount Ouest, Apt 102</text:p>
      <text:p text:style-name="P8"><text:span text:style-name="T3">Montréal, Québec,</text:span> H2T 2M1</text:p>
      <text:p text:style-name="P10">1 514 546 3338</text:p>
      <text:p text:style-name="P9"/>
      <text:p text:style-name="P7">October 20, 2016</text:p>
      <text:p text:style-name="P7"/>
      <text:p text:style-name="P2"><text:span text:style-name="T1">Concordia University</text:span><text:span text:style-name="T25"><text:line-break/></text:span><text:span text:style-name="T1">Graduate Admissions, Application Centre</text:span><text:span text:style-name="T25"><text:line-break/></text:span><text:span text:style-name="T1">P.O. Box 2002, Station H</text:span><text:span text:style-name="T25"><text:line-break/></text:span><text:span text:style-name="T1">Montréal, Québec, H3G 2V4</text:span><text:span text:style-name="T25"> </text:span></text:p>
      <text:p text:style-name="P5"/>
      <text:p text:style-name="P5">To Whom it May Concern,</text:p>
      <text:p text:style-name="P5"/>
      <text:p text:style-name="P4"><text:span text:style-name="T25">I am writing to express my interest in the Master's of Fine Arts in Studio Arts (Painting and Drawing) at Concordia University. <text:s/>I </text:span><text:span text:style-name="T26">graduated</text:span><text:span text:style-name="T25"> with a Bachelor of Arts at Brandon University in May 2016. <text:s/></text:span><text:span text:style-name="T30">This September, I moved to </text:span><text:span text:style-name="T2">Montréal</text:span><text:span text:style-name="T30"> to participate in the arts scene and learn the city's culture. <text:s/></text:span><text:span text:style-name="T25">My </text:span><text:span text:style-name="T29">painting </text:span><text:span text:style-name="T25">professor Kevin DeForest, an alumnus of the program, has indicated to me that Concordia is the most dynamic and rigorous contemporary studio arts program in Canada. <text:s/>In particular, the program encourages students to think in both contemporary and historical terms. <text:s/>Spacious studios and exhibition spaces, </text:span><text:span text:style-name="T32">an</text:span><text:span text:style-name="T25"> excellent faculty, </text:span><text:span text:style-name="T32">and frequent guest speakers</text:span><text:span text:style-name="T25"> attract me to the program. <text:s/></text:span><text:span text:style-name="T24">The MFA will prepare me critically to enter art world and qualify me to become a studio instructor at the university level.</text:span></text:p>
      <text:p text:style-name="P5"/>
      <text:p text:style-name="P4"><text:span text:style-name="T23">My past work addresses social issues such </text:span><text:span text:style-name="T26">as appropriation of </text:span><text:span text:style-name="T27">Indigenous</text:span><text:span text:style-name="T26"> culture </text:span><text:span text:style-name="T10">(He Who Wins the War, </text:span><text:span text:style-name="T15">2014</text:span><text:span text:style-name="T26">), </text:span><text:span text:style-name="T27">Ukrainian</text:span><text:span text:style-name="T28"> immigra</text:span><text:span text:style-name="T27">tion to the prairies</text:span><text:span text:style-name="T26"> </text:span><text:span text:style-name="T10">(Ambiguous Heritage, </text:span><text:span text:style-name="T15">2015</text:span><text:span text:style-name="T10">)</text:span><text:span text:style-name="T26">, and the impacts on environment and </text:span><text:span text:style-name="T28">community</text:span><text:span text:style-name="T26"> of corpor</text:span><text:span text:style-name="T27">a</text:span><text:span text:style-name="T26">tized agriculture (Factory-scape) and resource management </text:span><text:span text:style-name="T10">(Bui</text:span><text:span text:style-name="T11">ld</text:span><text:span text:style-name="T10">ing on the Futur</text:span><text:span text:style-name="T26">e, </text:span><text:span text:style-name="T21">2015</text:span><text:span text:style-name="T26">). </text:span><text:span text:style-name="T25"><text:s text:c="2"/>In 2014, I had the opportunity to study fine art for five months at Bezalel Academy in Jerusalem, Israel </text:span><text:span text:style-name="T32">and</text:span><text:span text:style-name="T4"> react</text:span><text:span text:style-name="T6">ed</text:span><text:span text:style-name="T4"> to Israel's endless religious and political issues </text:span><text:span text:style-name="T5">(</text:span><text:span text:style-name="T8">Afo Ha'derec l'Tel-aviv/Where is the road to Tel Aviv?, </text:span><text:span text:style-name="T7">2014</text:span><text:span text:style-name="T5">).</text:span><text:span text:style-name="T4"> </text:span><text:span text:style-name="T25"><text:s text:c="2"/></text:span><text:span text:style-name="T28">I use collage of material that relates </text:span><text:span text:style-name="T31">to </text:span><text:span text:style-name="T28">the content, either as </text:span><text:span text:style-name="T27">reference</text:span><text:span text:style-name="T28"> material or </text:span><text:span text:style-name="T27">incorporating</text:span><text:span text:style-name="T28"> it </text:span><text:span text:style-name="T32">directly </text:span><text:span text:style-name="T28">into the painting. <text:s text:c="2"/></text:span><text:span text:style-name="T33">The other question I am intesrestd in are </text:span><text:span text:style-name="T32"><text:s/></text:span><text:span text:style-name="T26">Is there any room left for imagination and impulse? <text:s/></text:span><text:span text:style-name="T29">C</text:span><text:span text:style-name="T26">an we return to personal searches for truths, without appropriating </text:span><text:span text:style-name="T29">or mythologizing</text:span><text:span text:style-name="T26"> other cultures </text:span><text:span text:style-name="T32">(The Cult of Modernism)</text:span><text:span text:style-name="T26">? <text:s/>What is the role of technology-sharing</text:span><text:span text:style-name="T25"> technology in art making</text:span><text:span text:style-name="T27"> (</text:span><text:span text:style-name="T9">Execution of an Artwork, </text:span><text:span text:style-name="T14">2015</text:span><text:span text:style-name="T16">)?</text:span><text:span text:style-name="T9"> </text:span><text:span text:style-name="T14"><text:s/></text:span><text:span text:style-name="T15">I investigated </text:span><text:span text:style-name="T17">sources of inspiration for </text:span><text:span text:style-name="T20">Modernists</text:span><text:span text:style-name="T15">: </text:span><text:span text:style-name="T21">I</text:span><text:span text:style-name="T15"> created a large installation </text:span><text:span text:style-name="T21">of reworked,</text:span><text:span text:style-name="T15"> discarded </text:span><text:span text:style-name="T21">childrens' drawings and paintings</text:span><text:span text:style-name="T15"> from my years directing summer art programs (</text:span><text:span text:style-name="T12">Alice</text:span><text:span text:style-name="T10"> Critiques</text:span><text:span text:style-name="T15">, </text:span><text:span text:style-name="T20">2016</text:span><text:span text:style-name="T15">) and </text:span><text:span text:style-name="T21">I captured</text:span><text:span text:style-name="T15"> a syna</text:span><text:span text:style-name="T21">esthesiac</text:span><text:span text:style-name="T15"> </text:span><text:span text:style-name="T21">experience</text:span><text:span text:style-name="T15"> to an Imogen Heap song (Heartlock, </text:span><text:span text:style-name="T21">2013</text:span><text:span text:style-name="T15"> ). <text:s/></text:span><text:span text:style-name="T16">I</text:span><text:span text:style-name="T15"> have drawn from famous Baroque era paintings to illustrate is conflict of the artist 21century as I </text:span><text:span text:style-name="T19">perceive</text:span><text:span text:style-name="T15"> it:</text:span><text:span text:style-name="T17"> fin</text:span><text:span text:style-name="T15">ding a balance </text:span><text:span text:style-name="T18">between </text:span><text:span text:style-name="T15">critical analysis/political discourse and expressive intuition, imagination and story-telling </text:span><text:span text:style-name="T17">(</text:span><text:span text:style-name="T11">A</text:span><text:span text:style-name="T13">bdication,</text:span><text:span text:style-name="T17"> </text:span><text:span text:style-name="T21">2015</text:span><text:span text:style-name="T17">)</text:span><text:span text:style-name="T15"> <text:s text:c="2"/></text:span><text:span text:style-name="T25"><text:s/></text:span><text:span text:style-name="T30">I would use the MFA to build on a series of large oil paintings based on Abdication, u</text:span><text:span text:style-name="T15">sing photography and carefully arranged composition </text:span><text:span text:style-name="T20">and</text:span><text:span text:style-name="T15"> tenebrism. I'd </text:span><text:span text:style-name="T21">intensify</text:span><text:span text:style-name="T15"> my study on paintings techniques of old-master baroque artists such as Caravaggio and gerge La Tour </text:span><text:span text:style-name="T20">replacing the </text:span><text:span text:style-name="T15">religious narratives and saints </text:span><text:span text:style-name="T20">with myself and other artists peers; a metaphor of the rejection of past traditions and individualistic culture.</text:span><text:span text:style-name="T15"> </text:span><text:span text:style-name="T30"><text:s/>Finding emotion and value on the ground of meaninglessness relates to the questions confronting a pluralistic, postmodern society in the face of rapidly developing technology and consumerism.</text:span></text:p>
      <text:p text:style-name="P1"/>
      <text:p text:style-name="P3"><text:span text:style-name="T25">I expect to be thoroughly rerouted in my thoughts and art production during my time at Concordia, through interactions with my peers, instructors, and my experiences living in Montreal. <text:s/></text:span><text:span text:style-name="T30">A</text:span><text:span text:style-name="T25"> job opportunity at the Mel Hoppenheim School of Cinema would expose me to teaching at the post-secondary level. <text:s/>I would welcome the opportunity to work with Eric Simon, who demonstrates the value of interesting visual relationships, impulsive energy and relentless art production. <text:s/></text:span><text:span text:style-name="T27">An</text:span><text:span text:style-name="T25"> MFA in Studio arts at Concordia would propel me to become a practicing artist with social relevancy and meaningful work.</text:span></text:p>
      <text:p text:style-name="P5"/>
      <text:p text:style-name="P5">Thank you for your consideration.</text:p>
      <text:p text:style-name="P5"/>
      <text:p text:style-name="P5">Sincerely,</text:p>
      <text:p text:style-name="P5"/>
      <text:p text:style-name="P6">Sarah Usi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0:05:39.911000000</meta:creation-date>
    <dc:date>2016-10-26T19:12:50.113000000</dc:date>
    <meta:editing-duration>PT1H12M11S</meta:editing-duration>
    <meta:editing-cycles>6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13" meta:word-count="598" meta:character-count="3884" meta:non-whitespace-character-count="3274"/>
  </office:meta>
</office:document-meta>
</file>